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3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4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5" style:family="graphic" style:parent-style-name="objectwithoutfill">
      <style:graphic-properties draw:stroke="solid" svg:stroke-width="0.106cm" svg:stroke-color="#2bd2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objectwithoutfill">
      <style:graphic-properties draw:stroke="solid" svg:stroke-width="0.106cm" svg:stroke-color="#d22b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7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4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0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1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7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751cm"/>
    </style:style>
    <style:style style:name="gr17" style:family="graphic" style:parent-style-name="objectwithoutfill">
      <style:graphic-properties draw:stroke="solid" svg:stroke-width="0.106cm" svg:stroke-color="#00cc00" draw:marker-start="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stroke="solid" svg:stroke-width="0.106cm" svg:stroke-color="#cc0000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draw:stroke="solid" svg:stroke-width="0.106cm" svg:stroke-color="#cc0000" draw:marker-start="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style:font-name="Monaco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bd22b"/>
    </style:style>
    <style:style style:name="P5" style:family="paragraph">
      <loext:graphic-properties draw:fill="none" draw:fill-color="#ffffff"/>
      <style:paragraph-properties fo:text-align="center"/>
      <style:text-properties fo:color="#d22b2b"/>
    </style:style>
    <style:style style:name="P6" style:family="paragraph">
      <loext:graphic-properties draw:fill="none" draw:fill-color="#ffffff"/>
      <style:text-properties style:font-name="Monaco" fo:font-size="16pt"/>
    </style:style>
    <style:style style:name="P7" style:family="paragraph">
      <loext:graphic-properties draw:fill="none" draw:fill-color="#ffffff"/>
      <style:paragraph-properties fo:text-align="center"/>
      <style:text-properties fo:color="#cc0000"/>
    </style:style>
    <style:style style:name="T1" style:family="text">
      <style:text-properties style:font-name="Monaco"/>
    </style:style>
    <style:style style:name="T2" style:family="text">
      <style:text-properties fo:color="#2bd22b"/>
    </style:style>
    <style:style style:name="T3" style:family="text">
      <style:text-properties fo:color="#d22b2b"/>
    </style:style>
    <style:style style:name="T4" style:family="text">
      <style:text-properties style:font-name="Monaco" fo:font-size="16pt"/>
    </style:style>
    <style:style style:name="T5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xml:id="id2" draw:id="id2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xml:id="id3" draw:id="id3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5" draw:text-style-name="P2" draw:layer="layout" draw:type="curve" draw:line-skew="-0.496cm" svg:x1="5.061cm" svg:y1="7.35cm" svg:x2="10.342cm" svg:y2="7.331cm" draw:start-shape="id1" draw:start-glue-point="0" draw:end-shape="id2" svg:d="M5061 7350c0-1522 5281-1513 5281-19" svg:viewBox="0 0 5282 1142">
          <text:p/>
        </draw:connector>
        <draw:frame draw:style-name="gr6" draw:text-style-name="P4" draw:layer="layout" svg:width="2.898cm" svg:height="0.962cm" svg:x="6.207cm" svg:y="5.126cm">
          <draw:text-box>
            <text:p text:style-name="P3"><text:span text:style-name="T2">resolved</text:span></text:p>
          </draw:text-box>
        </draw:frame>
        <draw:connector draw:style-name="gr5" draw:text-style-name="P2" draw:layer="layout" draw:type="curve" draw:line-skew="-0.35cm" svg:x1="10.342cm" svg:y1="7.331cm" svg:x2="16.513cm" svg:y2="7.312cm" draw:start-shape="id2" draw:end-shape="id3" draw:end-glue-point="0" svg:d="M10342 7331c0-1303 6171-1294 6171-19" svg:viewBox="0 0 6172 977">
          <text:p/>
        </draw:connector>
        <draw:frame draw:style-name="gr6" draw:text-style-name="P4" draw:layer="layout" svg:width="2.898cm" svg:height="0.962cm" svg:x="11.781cm" svg:y="5.153cm">
          <draw:text-box>
            <text:p text:style-name="P3"><text:span text:style-name="T2">resolved</text:span></text:p>
          </draw:text-box>
        </draw:frame>
      </draw:page>
      <draw:page draw:name="page2" draw:style-name="dp1" draw:master-page-name="Default">
        <draw:frame draw:style-name="gr1" draw:text-style-name="P1" xml:id="id4" draw:id="id4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xml:id="id5" draw:id="id5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xml:id="id6" draw:id="id6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5" draw:text-style-name="P2" draw:layer="layout" draw:type="curve" draw:line-skew="-0.496cm" svg:x1="5.061cm" svg:y1="7.35cm" svg:x2="10.342cm" svg:y2="7.331cm" draw:start-shape="id4" draw:start-glue-point="0" draw:end-shape="id5" svg:d="M5061 7350c0-1522 5281-1513 5281-19" svg:viewBox="0 0 5282 1142">
          <text:p/>
        </draw:connector>
        <draw:frame draw:style-name="gr6" draw:text-style-name="P4" draw:layer="layout" svg:width="2.898cm" svg:height="0.962cm" svg:x="6.207cm" svg:y="5.126cm">
          <draw:text-box>
            <text:p text:style-name="P3"><text:span text:style-name="T2">resolved</text:span></text:p>
          </draw:text-box>
        </draw:frame>
        <draw:connector draw:style-name="gr7" draw:text-style-name="P2" draw:layer="layout" draw:type="curve" draw:line-skew="-0.395cm" svg:x1="10.342cm" svg:y1="7.331cm" svg:x2="23.694cm" svg:y2="7.293cm" draw:start-shape="id5" draw:end-shape="id6" draw:end-glue-point="0" svg:d="M10342 7331c0-1399 13352-1380 13352-38" svg:viewBox="0 0 13353 1048">
          <text:p/>
        </draw:connector>
        <draw:frame draw:style-name="gr8" draw:text-style-name="P5" draw:layer="layout" svg:width="2.758cm" svg:height="0.962cm" svg:x="15.581cm" svg:y="5.153cm">
          <draw:text-box>
            <text:p text:style-name="P3"><text:span text:style-name="T3">rejected</text:span></text:p>
          </draw:text-box>
        </draw:frame>
      </draw:page>
      <draw:page draw:name="page3" draw:style-name="dp1" draw:master-page-name="Default">
        <draw:frame draw:style-name="gr1" draw:text-style-name="P1" xml:id="id7" draw:id="id7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xml:id="id8" draw:id="id8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7" draw:text-style-name="P2" draw:layer="layout" draw:type="curve" draw:line-skew="-0.263cm" svg:x1="5.061cm" svg:y1="7.35cm" svg:x2="23.694cm" svg:y2="7.293cm" draw:start-shape="id7" draw:end-shape="id8" draw:end-glue-point="0" svg:d="M5061 7350c0-1230 18633-1201 18633-57" svg:viewBox="0 0 18634 920">
          <text:p/>
        </draw:connector>
        <draw:frame draw:style-name="gr8" draw:text-style-name="P5" draw:layer="layout" svg:width="2.758cm" svg:height="0.962cm" svg:x="12.481cm" svg:y="5.153cm">
          <draw:text-box>
            <text:p text:style-name="P3"><text:span text:style-name="T3">rejected</text:span></text:p>
          </draw:text-box>
        </draw:frame>
      </draw:page>
      <draw:page draw:name="page4" draw:style-name="dp1" draw:master-page-name="Default">
        <draw:frame draw:style-name="gr9" draw:text-style-name="P6" draw:layer="layout" svg:width="5.074cm" svg:height="1.043cm" svg:x="1.324cm" svg:y="7.35cm">
          <draw:text-box>
            <text:p><text:span text:style-name="T4">phonePromise</text:span></text:p>
          </draw:text-box>
        </draw:frame>
        <draw:frame draw:style-name="gr10" draw:text-style-name="P6" xml:id="id11" draw:id="id11" draw:layer="layout" svg:width="5.239cm" svg:height="1.043cm" svg:x="5.524cm" svg:y="7.331cm">
          <draw:text-box>
            <text:p><text:span text:style-name="T4">.then(showOff)</text:span></text:p>
          </draw:text-box>
        </draw:frame>
        <draw:frame draw:style-name="gr11" draw:text-style-name="P6" xml:id="id10" draw:id="id10" draw:layer="layout" svg:width="6.979cm" svg:height="1.043cm" svg:x="15.824cm" svg:y="7.312cm">
          <draw:text-box>
            <text:p><text:span text:style-name="T4">.then(onResolved</text:span></text:p>
          </draw:text-box>
        </draw:frame>
        <draw:frame draw:style-name="gr12" draw:text-style-name="P6" draw:layer="layout" svg:width="5.43cm" svg:height="1.043cm" svg:x="21.224cm" svg:y="7.293cm">
          <draw:text-box>
            <text:p><text:span text:style-name="T4">, onRejected);</text:span></text:p>
          </draw:text-box>
        </draw:frame>
        <draw:connector draw:style-name="gr5" draw:text-style-name="P2" draw:layer="layout" draw:type="curve" draw:line-skew="-0.35cm" svg:x1="13.314cm" svg:y1="7.332cm" svg:x2="19.313cm" svg:y2="7.312cm" draw:start-shape="id9" draw:end-shape="id10" draw:end-glue-point="0" svg:d="M13314 7332c0-1305 5999-1295 5999-20" svg:viewBox="0 0 6000 979">
          <text:p/>
        </draw:connector>
        <draw:frame draw:style-name="gr6" draw:text-style-name="P4" draw:layer="layout" svg:width="2.898cm" svg:height="0.962cm" svg:x="4.507cm" svg:y="5.126cm">
          <draw:text-box>
            <text:p text:style-name="P3"><text:span text:style-name="T2">resolved</text:span></text:p>
          </draw:text-box>
        </draw:frame>
        <draw:connector draw:style-name="gr7" draw:text-style-name="P2" draw:layer="layout" draw:type="curve" draw:line-skew="-0.374cm" svg:x1="8.143cm" svg:y1="7.331cm" svg:x2="13.314cm" svg:y2="7.332cm" draw:start-shape="id11" draw:end-shape="id9" draw:end-glue-point="0" svg:d="M8143 7331c0-1311 5171-1311 5171 1" svg:viewBox="0 0 5172 985">
          <text:p/>
        </draw:connector>
        <draw:frame draw:style-name="gr8" draw:text-style-name="P5" draw:layer="layout" svg:width="2.758cm" svg:height="0.962cm" svg:x="9.381cm" svg:y="5.153cm">
          <draw:text-box>
            <text:p text:style-name="P3"><text:span text:style-name="T3">rejected</text:span></text:p>
          </draw:text-box>
        </draw:frame>
        <draw:frame draw:style-name="gr13" draw:text-style-name="P6" xml:id="id9" draw:id="id9" draw:layer="layout" svg:width="5.578cm" svg:height="1.043cm" svg:x="10.525cm" svg:y="7.332cm">
          <draw:text-box>
            <text:p><text:span text:style-name="T4">.catch(miracle)</text:span></text:p>
          </draw:text-box>
        </draw:frame>
        <draw:connector draw:style-name="gr5" draw:text-style-name="P2" draw:layer="layout" draw:type="curve" draw:line-skew="-0.496cm" svg:x1="3.835cm" svg:y1="7.316cm" svg:x2="8.117cm" svg:y2="7.297cm" svg:d="M3835 7316c0-1522 4282-1513 4282-19" svg:viewBox="0 0 4283 1142">
          <text:p/>
        </draw:connector>
        <draw:frame draw:style-name="gr6" draw:text-style-name="P4" draw:layer="layout" svg:width="2.898cm" svg:height="0.962cm" svg:x="14.707cm" svg:y="5.126cm">
          <draw:text-box>
            <text:p text:style-name="P3"><text:span text:style-name="T2">resolved</text:span></text:p>
          </draw:text-box>
        </draw:frame>
      </draw:page>
      <draw:page draw:name="page5" draw:style-name="dp1" draw:master-page-name="Default">
        <draw:frame draw:style-name="gr13" draw:text-style-name="P6" xml:id="id12" draw:id="id12" draw:layer="layout" svg:width="5.578cm" svg:height="1.043cm" svg:x="7.035cm" svg:y="6.969cm">
          <draw:text-box>
            <text:p><text:span text:style-name="T4">[ phonePromise,</text:span></text:p>
          </draw:text-box>
        </draw:frame>
        <draw:frame draw:style-name="gr14" draw:text-style-name="P6" xml:id="id13" draw:id="id13" draw:layer="layout" svg:width="7.606cm" svg:height="1.043cm" svg:x="7.905cm" svg:y="9.482cm">
          <draw:text-box>
            <text:p><text:span text:style-name="T4">Promise.all(promises)</text:span></text:p>
          </draw:text-box>
        </draw:frame>
        <draw:frame draw:style-name="gr6" draw:text-style-name="P4" draw:layer="layout" svg:width="2.898cm" svg:height="0.962cm" svg:x="6.948cm" svg:y="8.212cm">
          <draw:text-box>
            <text:p text:style-name="P3"><text:span text:style-name="T2">resolved</text:span></text:p>
          </draw:text-box>
        </draw:frame>
        <draw:connector draw:style-name="gr5" draw:text-style-name="P2" draw:layer="layout" draw:type="curve" svg:x1="9.824cm" svg:y1="8.012cm" svg:x2="11.708cm" svg:y2="9.482cm" draw:start-shape="id12" draw:start-glue-point="2" draw:end-shape="id13" svg:d="M9824 8012c0 1102 1884 368 1884 1470" svg:viewBox="0 0 1885 1471">
          <text:p/>
        </draw:connector>
        <draw:frame draw:style-name="gr10" draw:text-style-name="P6" xml:id="id14" draw:id="id14" draw:layer="layout" svg:width="5.239cm" svg:height="1.043cm" svg:x="12.235cm" svg:y="6.97cm">
          <draw:text-box>
            <text:p><text:span text:style-name="T4">cakePromise ];</text:span></text:p>
          </draw:text-box>
        </draw:frame>
        <draw:frame draw:style-name="gr10" draw:text-style-name="P6" draw:layer="layout" svg:width="5.239cm" svg:height="1.043cm" svg:x="2.035cm" svg:y="6.97cm">
          <draw:text-box>
            <text:p><text:span text:style-name="T4">var promises =</text:span></text:p>
          </draw:text-box>
        </draw:frame>
        <draw:frame draw:style-name="gr6" draw:text-style-name="P4" draw:layer="layout" svg:width="2.898cm" svg:height="0.962cm" svg:x="14.848cm" svg:y="8.186cm">
          <draw:text-box>
            <text:p text:style-name="P3"><text:span text:style-name="T2">resolved</text:span></text:p>
          </draw:text-box>
        </draw:frame>
        <draw:connector draw:style-name="gr5" draw:text-style-name="P2" draw:layer="layout" draw:type="curve" svg:x1="14.854cm" svg:y1="8.013cm" svg:x2="11.708cm" svg:y2="9.482cm" draw:start-shape="id14" draw:end-shape="id13" svg:d="M14854 8013c0 1102-3146 368-3146 1469" svg:viewBox="0 0 3147 1470">
          <text:p/>
        </draw:connector>
        <draw:frame draw:style-name="gr15" draw:text-style-name="P6" xml:id="id15" draw:id="id15" draw:layer="layout" svg:width="6.255cm" svg:height="1.043cm" svg:x="15.005cm" svg:y="9.483cm">
          <draw:text-box>
            <text:p><text:span text:style-name="T4">.then(onResolved,</text:span></text:p>
          </draw:text-box>
        </draw:frame>
        <draw:frame draw:style-name="gr16" draw:text-style-name="P6" draw:layer="layout" svg:width="4.251cm" svg:height="1.043cm" svg:x="21.006cm" svg:y="9.484cm">
          <draw:text-box>
            <text:p><text:span text:style-name="T4">onRejected)</text:span></text:p>
          </draw:text-box>
        </draw:frame>
        <draw:connector draw:style-name="gr17" draw:text-style-name="P2" draw:layer="layout" draw:type="curve" svg:x1="11.708cm" svg:y1="10.525cm" svg:x2="18.132cm" svg:y2="10.526cm" draw:start-shape="id13" draw:start-glue-point="2" draw:end-shape="id15" draw:end-glue-point="2" svg:d="M11708 10525c0 751 6424 751 6424 1" svg:viewBox="0 0 6425 564">
          <text:p/>
        </draw:connector>
        <draw:frame draw:style-name="gr6" draw:text-style-name="P4" draw:layer="layout" svg:width="2.898cm" svg:height="0.962cm" svg:x="13.248cm" svg:y="11.186cm">
          <draw:text-box>
            <text:p text:style-name="P3"><text:span text:style-name="T2">resolved</text:span></text:p>
          </draw:text-box>
        </draw:frame>
      </draw:page>
      <draw:page draw:name="page6" draw:style-name="dp1" draw:master-page-name="Default">
        <draw:frame draw:style-name="gr13" draw:text-style-name="P6" xml:id="id16" draw:id="id16" draw:layer="layout" svg:width="5.578cm" svg:height="1.043cm" svg:x="7.035cm" svg:y="6.969cm">
          <draw:text-box>
            <text:p><text:span text:style-name="T4">[ phonePromise,</text:span></text:p>
          </draw:text-box>
        </draw:frame>
        <draw:frame draw:style-name="gr14" draw:text-style-name="P6" xml:id="id17" draw:id="id17" draw:layer="layout" svg:width="7.606cm" svg:height="1.043cm" svg:x="7.905cm" svg:y="9.482cm">
          <draw:text-box>
            <text:p><text:span text:style-name="T4">Promise.all(promises)</text:span></text:p>
          </draw:text-box>
        </draw:frame>
        <draw:frame draw:style-name="gr6" draw:text-style-name="P4" draw:layer="layout" svg:width="2.898cm" svg:height="0.962cm" svg:x="6.948cm" svg:y="8.212cm">
          <draw:text-box>
            <text:p text:style-name="P3"><text:span text:style-name="T2">resolved</text:span></text:p>
          </draw:text-box>
        </draw:frame>
        <draw:connector draw:style-name="gr5" draw:text-style-name="P2" draw:layer="layout" draw:type="curve" svg:x1="9.824cm" svg:y1="8.012cm" svg:x2="11.708cm" svg:y2="9.482cm" draw:start-shape="id16" draw:start-glue-point="2" draw:end-shape="id17" svg:d="M9824 8012c0 1102 1884 368 1884 1470" svg:viewBox="0 0 1885 1471">
          <text:p/>
        </draw:connector>
        <draw:frame draw:style-name="gr10" draw:text-style-name="P6" xml:id="id18" draw:id="id18" draw:layer="layout" svg:width="5.239cm" svg:height="1.043cm" svg:x="12.235cm" svg:y="6.97cm">
          <draw:text-box>
            <text:p><text:span text:style-name="T4">cakePromise ];</text:span></text:p>
          </draw:text-box>
        </draw:frame>
        <draw:frame draw:style-name="gr10" draw:text-style-name="P6" draw:layer="layout" svg:width="5.239cm" svg:height="1.043cm" svg:x="2.035cm" svg:y="6.97cm">
          <draw:text-box>
            <text:p><text:span text:style-name="T4">var promises =</text:span></text:p>
          </draw:text-box>
        </draw:frame>
        <draw:frame draw:style-name="gr6" draw:text-style-name="P7" draw:layer="layout" svg:width="2.898cm" svg:height="0.962cm" svg:x="14.848cm" svg:y="8.186cm">
          <draw:text-box>
            <text:p text:style-name="P3"><text:span text:style-name="T5">rejected</text:span></text:p>
          </draw:text-box>
        </draw:frame>
        <draw:connector draw:style-name="gr18" draw:text-style-name="P2" draw:layer="layout" draw:type="curve" svg:x1="14.854cm" svg:y1="8.013cm" svg:x2="11.708cm" svg:y2="9.482cm" draw:start-shape="id18" draw:end-shape="id17" svg:d="M14854 8013c0 1102-3146 368-3146 1469" svg:viewBox="0 0 3147 1470">
          <text:p/>
        </draw:connector>
        <draw:frame draw:style-name="gr15" draw:text-style-name="P6" draw:layer="layout" svg:width="6.255cm" svg:height="1.043cm" svg:x="15.005cm" svg:y="9.483cm">
          <draw:text-box>
            <text:p><text:span text:style-name="T4">.then(onResolved,</text:span></text:p>
          </draw:text-box>
        </draw:frame>
        <draw:frame draw:style-name="gr16" draw:text-style-name="P6" xml:id="id19" draw:id="id19" draw:layer="layout" svg:width="4.251cm" svg:height="1.043cm" svg:x="21.006cm" svg:y="9.484cm">
          <draw:text-box>
            <text:p><text:span text:style-name="T4">onRejected)</text:span></text:p>
          </draw:text-box>
        </draw:frame>
        <draw:connector draw:style-name="gr19" draw:text-style-name="P2" draw:layer="layout" draw:type="curve" svg:x1="11.708cm" svg:y1="10.525cm" svg:x2="23.131cm" svg:y2="10.527cm" draw:start-shape="id17" draw:start-glue-point="2" draw:end-shape="id19" draw:end-glue-point="2" svg:d="M11708 10525c0 753 11423 752 11423 2" svg:viewBox="0 0 11424 566">
          <text:p/>
        </draw:connector>
        <draw:frame draw:style-name="gr6" draw:text-style-name="P7" draw:layer="layout" svg:width="2.898cm" svg:height="0.962cm" svg:x="15.848cm" svg:y="11.186cm">
          <draw:text-box>
            <text:p text:style-name="P3"><text:span text:style-name="T5">resol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17:28.600560000</meta:creation-date>
    <dc:date>2017-03-16T20:21:20.091728000</dc:date>
    <meta:editing-duration>PT8M43S</meta:editing-duration>
    <meta:editing-cycles>6</meta:editing-cycles>
    <meta:generator>LibreOffice/5.2.3.3$MacOSX_X86_64 LibreOffice_project/d54a8868f08a7b39642414cf2c8ef2f228f780cf</meta:generator>
    <meta:document-statistic meta:object-count="57"/>
  </office:meta>
</office:document-meta>
</file>